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66ccff" draw:textarea-horizontal-align="justify" draw:textarea-vertical-align="middle" draw:auto-grow-height="false" fo:min-height="0.004cm" fo:min-width="0cm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1.2cm" fo:min-width="4.14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1.782cm" fo:min-width="3.78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909cm" fo:min-width="3.813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373cm" fo:min-width="3.813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ccff"/>
      <style:paragraph-properties fo:text-align="center"/>
      <style:text-properties style:font-name="Courier New1"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6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152cm" svg:height="0.254cm" svg:x="11.402cm" svg:y="3.9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254cm" svg:height="0.254cm" svg:x="18.816cm" svg:y="3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649cm" svg:height="1.45cm" svg:x="9.544cm" svg:y="2.905cm">
          <text:p text:style-name="P2"><text:span text:style-name="T1">: Driver</text:span></text:p>
          <text:p text:style-name="P2"><text:span text:style-name="T1">name = "Joe Schmo"</text:span></text:p>
          <text:p text:style-name="P2"><text:span text:style-name="T1">car <text:s text:c="6"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44cm" svg:y1="3.412cm" svg:x2="14.193cm" svg:y2="3.368cm">
          <text:p/>
        </draw:line>
        <draw:custom-shape draw:style-name="gr4" draw:text-style-name="P3" xml:id="id3" draw:id="id3" draw:layer="layout" svg:width="4.282cm" svg:height="2.032cm" svg:x="15.487cm" svg:y="2.016cm">
          <text:p text:style-name="P2"><text:span text:style-name="T1">: DeliveryCar</text:span></text:p>
          <text:p text:style-name="P2"><text:span text:style-name="T1">gpsLong = 77.46</text:span></text:p>
          <text:p text:style-name="P2"><text:span text:style-name="T1">gpsLat = 38.3</text:span></text:p>
          <text:p text:style-name="P2"><text:span text:style-name="T1">currentDriver <text:s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487cm" svg:y1="2.559cm" svg:x2="19.769cm" svg:y2="2.559cm">
          <text:p/>
        </draw:line>
        <draw:connector draw:style-name="gr5" draw:text-style-name="P4" draw:layer="layout" draw:type="curve" svg:x1="14.193cm" svg:y1="3.63cm" svg:x2="14.193cm" svg:y2="3.63cm" draw:start-shape="id1" draw:end-shape="id1" svg:d="M14193 3630z" svg:viewBox="0 0 1 1">
          <text:p/>
        </draw:connector>
        <draw:connector draw:style-name="gr5" draw:text-style-name="P4" draw:layer="layout" draw:type="curve" draw:line-skew="0.453cm" svg:x1="11.554cm" svg:y1="4.082cm" svg:x2="15.487cm" svg:y2="3.032cm" draw:start-shape="id2" draw:start-glue-point="1" draw:end-shape="id3" draw:end-glue-point="3" svg:d="M11554 4082c3628 0 1662-1050 3933-1050" svg:viewBox="0 0 3934 1051">
          <text:p/>
        </draw:connector>
        <draw:g>
          <draw:custom-shape draw:style-name="gr6" draw:text-style-name="P5" xml:id="id4" draw:id="id4" draw:layer="layout" svg:width="4.313cm" svg:height="1.159cm" svg:x="2.775cm" svg:y="1.508cm">
            <text:p text:style-name="P2"><text:span text:style-name="T1">Driver</text:span></text:p>
            <text:p text:style-name="P2"><text:span text:style-name="T1">name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6" draw:layer="layout" svg:x1="2.775cm" svg:y1="2.548cm" svg:x2="7.088cm" svg:y2="2.548cm">
            <text:p/>
          </draw:line>
          <draw:line draw:style-name="gr3" draw:text-style-name="P6" draw:layer="layout" svg:x1="2.775cm" svg:y1="2.036cm" svg:x2="7.088cm" svg:y2="2.036cm">
            <text:p/>
          </draw:line>
          <draw:custom-shape draw:style-name="gr7" draw:text-style-name="P5" xml:id="id5" draw:id="id5" draw:layer="layout" svg:width="4.313cm" svg:height="1.623cm" svg:x="2.375cm" svg:y="4.205cm">
            <text:p text:style-name="P2"><text:span text:style-name="T1">DeliveryCar</text:span></text:p>
            <text:p text:style-name="P2"><text:span text:style-name="T1">gpsLong : double</text:span></text:p>
            <text:p text:style-name="P2"><text:span text:style-name="T1">gpsLat : dou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6" draw:layer="layout" svg:x1="2.375cm" svg:y1="5.672cm" svg:x2="6.688cm" svg:y2="5.672cm">
            <text:p/>
          </draw:line>
          <draw:line draw:style-name="gr3" draw:text-style-name="P6" draw:layer="layout" svg:x1="2.375cm" svg:y1="4.784cm" svg:x2="6.688cm" svg:y2="4.784cm">
            <text:p/>
          </draw:line>
          <draw:connector draw:style-name="gr8" draw:text-style-name="P4" draw:layer="layout" draw:type="line" svg:x1="4.931cm" svg:y1="2.667cm" svg:x2="4.531cm" svg:y2="4.205cm" draw:start-shape="id4" draw:start-glue-point="2" draw:end-shape="id5" draw:end-glue-point="0" svg:d="M4931 2667l-400 1538" svg:viewBox="0 0 401 1539">
            <text:p/>
          </draw:connector>
        </draw:g>
        <draw:connector draw:style-name="gr5" draw:text-style-name="P4" draw:layer="layout" draw:type="curve" svg:x1="19.07cm" svg:y1="3.701cm" svg:x2="11.868cm" svg:y2="4.355cm" draw:start-shape="id6" draw:start-glue-point="1" draw:end-shape="id1" draw:end-glue-point="2" svg:d="M19070 3701c750 0 625 578-1363 929s-5839 476-5839-275" svg:viewBox="0 0 7627 1208">
          <text:p/>
        </draw:connector>
        <draw:frame draw:style-name="gr9" draw:text-style-name="P7" draw:layer="layout" svg:width="3.224cm" svg:height="0.797cm" svg:x="3.283cm" svg:y="6.269cm">
          <draw:text-box>
            <text:p><text:span text:style-name="T2">class diagram</text:span></text:p>
          </draw:text-box>
        </draw:frame>
        <draw:frame draw:style-name="gr9" draw:text-style-name="P7" draw:layer="layout" svg:width="3.91cm" svg:height="0.797cm" svg:x="12.683cm" svg:y="6.27cm">
          <draw:text-box>
            <text:p><text:span text:style-name="T2">memory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5T12:15:29.471826237</dc:date>
    <meta:editing-duration>PT27M59S</meta:editing-duration>
    <meta:editing-cycles>9</meta:editing-cycles>
    <meta:document-statistic meta:object-count="19"/>
  </office:meta>
</office:document-meta>
</file>